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Helvetica Neue" svg:font-family="'Helvetica Neue', arial, sans-serif"/>
    <style:font-face style:name="OpenSymbol" svg:font-family="OpenSymbol"/>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No_20_Spacing" style:master-page-name="Standard">
      <style:paragraph-properties fo:text-align="center" style:justify-single-word="false" style:page-number="auto"/>
      <style:text-properties style:font-name="Times New Roman" fo:font-size="16pt" style:font-size-asian="16pt" style:font-name-complex="Times New Roman1" style:font-size-complex="16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Times New Roman" fo:font-size="12pt" style:font-size-asian="12pt" style:font-size-complex="12pt"/>
    </style:style>
    <style:style style:name="P5" style:family="paragraph" style:parent-style-name="Standard" style:list-style-name="">
      <style:paragraph-properties fo:margin-top="0in" fo:margin-bottom="0in" fo:line-height="100%"/>
      <style:text-properties style:font-name="Times New Roman" fo:font-size="12pt" style:font-size-asian="12pt" style:font-size-complex="12pt"/>
    </style:style>
    <style:style style:name="P6" style:family="paragraph" style:parent-style-name="Standard">
      <style:paragraph-properties fo:margin-left="0in" fo:margin-right="0in" fo:margin-top="0in" fo:margin-bottom="0in" fo:line-height="100%" fo:text-indent="0in" style:auto-text-indent="false"/>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list-style-name="L2">
      <style:paragraph-properties fo:margin-left="0in" fo:margin-right="0in" fo:margin-top="0in" fo:margin-bottom="0in" fo:line-height="100%" fo:text-indent="0in" style:auto-text-indent="false"/>
      <style:text-properties fo:color="#000000" style:font-name="Times New Roman" fo:font-size="12pt" fo:font-weight="normal" style:font-size-asian="12pt" style:font-weight-asian="normal" style:font-size-complex="12pt" style:font-weight-complex="normal"/>
    </style:style>
    <style:style style:name="P8" style:family="paragraph" style:parent-style-name="Standard">
      <style:paragraph-properties fo:margin-left="0.25in" fo:margin-right="0in" fo:margin-top="0in" fo:margin-bottom="0in" fo:line-height="100%" fo:text-indent="-0.25in" style:auto-text-indent="false"/>
    </style:style>
    <style:style style:name="P9"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10" style:family="paragraph" style:parent-style-name="Text_20_body">
      <style:paragraph-properties fo:margin-left="0in" fo:margin-right="0in" fo:margin-top="0in" fo:margin-bottom="0in" fo:line-height="100%"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Text_20_body" style:list-style-name="L2">
      <style:paragraph-properties fo:margin-left="0in" fo:margin-right="0in" fo:margin-top="0in" fo:margin-bottom="0in" fo:text-align="start" style:justify-single-word="false" fo:orphans="2" fo:widows="2" fo:text-indent="0in" style:auto-text-indent="false" fo:padding="0in" fo:border="non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fo:font-variant="normal" fo:text-transform="none" fo:color="#000000" style:font-name="Times New Roman" fo:font-size="12pt" fo:letter-spacing="normal" fo:font-style="normal" fo:font-weight="normal" style:font-size-asian="12pt" style:font-name-complex="Times New Roman1" style:font-size-complex="12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style:font-name-complex="Times New Roman1"/>
    </style:style>
    <style:style style:name="T8" style:family="text">
      <style:text-properties fo:font-weight="bold" style:font-weight-asian="bold" style:font-weight-complex="bold"/>
    </style:style>
    <style:style style:name="T9" style:family="text">
      <style:text-properties fo:font-weight="bold" style:font-weight-asian="bold" style:font-name-complex="Times New Roman1" style:font-weight-complex="bold"/>
    </style:style>
    <style:style style:name="T10" style:family="text">
      <style:text-properties style:font-name="Times New Roman" style:font-name-asian="Georgia" style:font-name-complex="Georgia"/>
    </style:style>
    <style:style style:name="T11" style:family="text">
      <style:text-properties style:font-name="Times New Roman" fo:font-size="12pt" style:font-size-asian="12pt" style:font-name-complex="Times New Roman1" style:font-size-complex="12pt"/>
    </style:style>
    <style:style style:name="T12"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13" style:family="text">
      <style:text-properties style:font-name-complex="Times New Roman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did Jesus Trade?</text:p>
      <text:p text:style-name="No_20_Spacing"><text:span text:style-name="T3">Read:</text:span><text:span text:style-name="T1"> Colossians 1:15-17; Philippians 2:5-8</text:span></text:p>
      <text:p text:style-name="P1"/>
      <text:p text:style-name="P8"><text:span text:style-name="T3">Text:</text:span><text:span text:style-name="T1"> </text:span><text:span text:style-name="T12">John 17:5 “And now, O Father, glorify thou me with thine own</text:span></text:p>
      <text:p text:style-name="P8"><text:span text:style-name="T12">self with the glory which I had with thee before the world was.”</text:span></text:p>
      <text:p text:style-name="P9"/>
      <text:h text:style-name="P3" text:outline-level="3"><text:span text:style-name="T3">Introduction:</text:span><text:span text:style-name="T1"> Dotty Rambo wrote: “</text:span><text:span text:style-name="T5">He left the Splendor of Heaven</text:span><text:span text:style-name="T1"><text:line-break/></text:span><text:span text:style-name="T5">Knowing His destiny Was the lonely hill of Golgotha there to lay down His life for me.” I want to talk to you today about just exactly what Jesus left behind when He came to the stable in Bethlehem. What did He leave? and what did He get in exchange for it?</text:span><text:span text:style-name="T1"><text:line-break/></text:span></text:h>
      <text:h text:style-name="P5" text:outline-level="3"><text:span text:style-name="T9">I. Traded Deity for Humanity:</text:span><text:span text:style-name="T13"> According to Colossians 1:15-17 Jesus was involved in the creation. The scripture says that: “by Him were all things created...” He was God who agreed to become incarnat-ed as a mere man. He left the CEO of the Universe position for a pauper's life. Have you ever watched Undercover Boss? If a guy with a camera crew came along with me to work I think I'd be suspicious. Jesus wasn't an undercover boss; He left his boss </text:span><text:span text:style-name="T7">position</text:span><text:span text:style-name="T13"> behind and became the lowest participant in the affairs of the company that He created.</text:span></text:h>
      <text:h text:style-name="P5" text:outline-level="3"><text:span text:style-name="T1"/></text:h>
      <text:p text:style-name="P4"><text:span text:style-name="T8">II. Traded Heaven for Earth:</text:span> I have spent my life trying to improve myself. I was raised for many years in a house with dirt floors and an outhouse. I have moved up a little from that. I also would hasten to say that I do not desire to ever go back to that. Jesus left the perfection and luxury of heaven to live in an earthly hovel. (a mansion here would be a hovel in heaven) but He chose a lowly existence by earth's standards.</text:p>
      <text:p text:style-name="P10">John 6:38 says: “For I came down from heaven, not to do my own will, but the will of him that sent me.” He changed His <text:span text:style-name="T6">location</text:span> to reside in our location so that some day we could reside in His location.</text:p>
      <text:p text:style-name="P10"/>
      <text:p text:style-name="P4"><text:span text:style-name="T8">III. Traded God's presence for our presence:</text:span> Philippians 2:6-7 reminds us that Jesus came from the state of equality with God to become a mere man...a servant. He came from “high cotton” to slave labor. He came from sharing a table with the Father to sharing scraps with slaves. He who was equal with God the Father became the son of mere man. He who called The God of The Universe: “Pa Pa” sat and talked with and listened to poor uneducated fishermen. He reminds us in John 15 that He choose us. He could have chosen to remain in heaven but He choose to come down and become one of us. He who commanded angels chooses to obey the commands of His Father. He traded the beauty of heaven for the ugliness of man on earth.</text:p>
      <text:p text:style-name="P4"/>
      <text:p text:style-name="P4"><text:span text:style-name="T8">IV. Traded perfection for “no reputation:”</text:span> Have you ever wonder-ed why Jesus provided no defense as He stood before Pilate. Isaiah described it this way: “...<text:span text:style-name="T10">he is brought as a lamb to the slaughter, and as a sheep before her shearers is dumb, so he openeth not his mouth.” If Jesus had opened His mouth and used one centilia of His wisdom Pilate would have been dumbfounded and not been able to withstand His wisdom. The death on the cross would never have happened. </text:span></text:p>
      <text:p text:style-name="P4"/>
      <text:list xml:id="list5645906857725862813" text:style-name="L2">
        <text:list-header>
          <text:p text:style-name="P11"><text:span text:style-name="T4">V. Traded a glorious life for an inglorious death:</text:span><text:span text:style-name="T2"> Remember our text? </text:span><text:span text:style-name="T12">John 17:5 “And now, O Father, glorify thou me with thine own self with the glory which I had with thee before the world was.” He lived a life of glory and traded that for a death worthy of a criminal. No sinless, perfect, Son of God deserves such a death but it was the death that He selected to pay for the sin of the world. Philippians 2:8 says: “And being found in fashion as a man, he humbled himself, and became obedient unto death, even the death of the cross.”</text:span></text:p>
          <text:p text:style-name="P7"/>
        </text:list-header>
      </text:list>
      <text:p text:style-name="P6"><text:span text:style-name="T8">Conclude:</text:span> What have you and I done to become worthy of what He did for us? Is there anything that any of us has done in comparison to what He has done? When we celebrate His birth it would do us well to understand that the greatest miracle may not have been that He was born of a virgin but that He was willing to descend to earth at all. </text:p>
      <text:p text:style-name="P6">Altar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Helvetica Neue" svg:font-family="'Helvetica Neue', arial, sans-serif"/>
    <style:font-face style:name="OpenSymbol" svg:font-family="OpenSymbol"/>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6-12-03T12:40:14.33</dc:date>
    <meta:editing-duration>PT3H7M17S</meta:editing-duration>
    <meta:generator>OpenOffice/4.1.2$Win32 OpenOffice.org_project/412m3$Build-9782</meta:generator>
    <meta:document-statistic meta:table-count="0" meta:image-count="0" meta:object-count="0" meta:page-count="1" meta:paragraph-count="13" meta:word-count="720" meta:character-count="37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